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/>int temp,count=0,n,a[10];</text:p>
      <text:p text:style-name="Standard"><text:s/>cin&gt;&gt;n;</text:p>
      <text:p text:style-name="Standard"><text:s/>for(int i=0;i&lt;n;i++)</text:p>
      <text:p text:style-name="Standard"><text:s/>cin&gt;&gt;a[i];</text:p>
      <text:p text:style-name="Standard"><text:s text:c="4"/>for(int k = 0; k&lt; n-1; k++) {</text:p>
      <text:p text:style-name="Standard"><text:s text:c="8"/>// (n-k-1) is for ignoring comparisons of elements which have already been compared in earlier iterations</text:p>
      <text:p text:style-name="Standard"/>
      <text:p text:style-name="Standard"><text:s text:c="8"/>for(int i = 0; i &lt; n-k-1; i++) {</text:p>
      <text:p text:style-name="Standard"><text:s text:c="12"/>if(a[ i ] &gt; a[ i+1] ) {</text:p>
      <text:p text:style-name="Standard"><text:s text:c="16"/>// here swapping of positions is being done.</text:p>
      <text:p text:style-name="Standard"><text:s text:c="16"/>count++;</text:p>
      <text:p text:style-name="Standard"><text:s text:c="16"/>temp = a[ i ];</text:p>
      <text:p text:style-name="Standard"><text:s text:c="16"/>a[ i ] = a[ i+1 ];</text:p>
      <text:p text:style-name="Standard"><text:s text:c="16"/>a[ i + 1] = temp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cout&lt;&lt;count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0:47:20.661901130</meta:creation-date>
    <dc:date>2019-05-05T20:47:34.179189578</dc:date>
    <meta:editing-duration>PT13S</meta:editing-duration>
    <meta:editing-cycles>1</meta:editing-cycles>
    <meta:document-statistic meta:table-count="0" meta:image-count="0" meta:object-count="0" meta:page-count="1" meta:paragraph-count="22" meta:word-count="86" meta:character-count="561" meta:non-whitespace-character-count="353"/>
    <meta:generator>LibreOffice/6.0.3.2$Linux_X86_64 LibreOffice_project/00m0$Build-2</meta:generator>
  </office:meta>
</office:document-meta>
</file>